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20.396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2.395cm"/>
    </style:style>
    <style:style style:name="Tableau2.B" style:family="table-column">
      <style:table-column-properties style:column-width="3.708cm"/>
    </style:style>
    <style:style style:name="Tableau2.C" style:family="table-column">
      <style:table-column-properties style:column-width="2.397cm"/>
    </style:style>
    <style:style style:name="Tableau2.D" style:family="table-column">
      <style:table-column-properties style:column-width="1.607cm"/>
    </style:style>
    <style:style style:name="Tableau2.E" style:family="table-column">
      <style:table-column-properties style:column-width="10.289cm"/>
    </style:style>
    <style:style style:name="Tableau2.1" style:family="table-row">
      <style:table-row-properties fo:background-color="transparent" fo:keep-together="always">
        <style:background-image/>
      </style:table-row-properties>
    </style:style>
    <style:style style:name="Tableau2.A1" style:family="table-cell">
      <style:table-cell-properties style:vertical-align="middle" fo:background-color="#ffd8c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style:min-row-height="1.475cm" fo:background-color="transparent" fo:keep-together="always">
        <style:background-image/>
      </style:table-row-properties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font-name="Calibri" fo:font-weight="bold" officeooo:rsid="00018f3b" officeooo:paragraph-rsid="005256f6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officeooo:rsid="00569c63" officeooo:paragraph-rsid="00569c63"/>
    </style:style>
    <style:style style:name="P4" style:family="paragraph" style:parent-style-name="Text_20_body">
      <style:paragraph-properties fo:margin-top="0cm" fo:margin-bottom="0cm" style:contextual-spacing="false"/>
      <style:text-properties style:font-name="Calibri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5" style:family="paragraph" style:parent-style-name="Heading_20_1">
      <style:paragraph-properties fo:text-align="center" style:justify-single-word="false"/>
      <style:text-properties officeooo:paragraph-rsid="0052d606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2pt" officeooo:rsid="00637683" officeooo:paragraph-rsid="006bec1a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2pt" officeooo:rsid="007296f3" officeooo:paragraph-rsid="006bec1a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2pt" officeooo:rsid="0089294b" officeooo:paragraph-rsid="0089294b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2pt" officeooo:rsid="00896fc3" officeooo:paragraph-rsid="00896fc3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2pt" officeooo:rsid="008f9a93" officeooo:paragraph-rsid="008f9a93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officeooo:rsid="00637683" officeooo:paragraph-rsid="006bec1a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pt" officeooo:paragraph-rsid="006bec1a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pt" officeooo:rsid="006bec1a" officeooo:paragraph-rsid="006bec1a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pt" officeooo:rsid="0065a199" officeooo:paragraph-rsid="006bec1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pt" officeooo:rsid="0065a199" officeooo:paragraph-rsid="006c5855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pt" officeooo:rsid="0065a199" officeooo:paragraph-rsid="006ee50f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pt" officeooo:rsid="006706a0" officeooo:paragraph-rsid="006c5855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pt" officeooo:rsid="006c5855" officeooo:paragraph-rsid="006c5855" style:font-size-asian="10pt" style:font-size-complex="10pt"/>
    </style:style>
    <style:style style:name="P19" style:family="paragraph" style:parent-style-name="Text_20_body" style:master-page-name="Standard">
      <style:paragraph-properties style:page-number="auto"/>
      <style:text-properties style:font-name="Calibri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20" style:family="paragraph" style:parent-style-name="Text_20_body" style:list-style-name="L1">
      <style:paragraph-properties fo:text-align="start" style:justify-single-word="false"/>
      <style:text-properties fo:color="#000000" loext:opacity="100%" style:font-name="Calibri" style:text-underline-style="none" officeooo:rsid="00676aaa" officeooo:paragraph-rsid="00676aaa"/>
    </style:style>
    <style:style style:name="P21" style:family="paragraph" style:parent-style-name="Text_20_body" style:list-style-name="L1">
      <style:paragraph-properties fo:text-align="start" style:justify-single-word="false"/>
      <style:text-properties fo:color="#000000" loext:opacity="100%" style:font-name="Calibri" style:text-underline-style="none" officeooo:rsid="006a24ad" officeooo:paragraph-rsid="00a4fcba"/>
    </style:style>
    <style:style style:name="P22" style:family="paragraph" style:parent-style-name="Text_20_body" style:list-style-name="L1">
      <style:paragraph-properties fo:text-align="start" style:justify-single-word="false"/>
      <style:text-properties fo:color="#000000" loext:opacity="100%" style:font-name="Calibri" style:text-underline-style="none" fo:font-weight="bold" officeooo:rsid="006bec1a" officeooo:paragraph-rsid="006bec1a" style:font-weight-asian="bold" style:font-weight-complex="bold"/>
    </style:style>
    <style:style style:name="P23" style:family="paragraph" style:parent-style-name="Text_20_body" style:list-style-name="L2">
      <style:paragraph-properties fo:text-align="start" style:justify-single-word="false"/>
      <style:text-properties fo:color="#000000" loext:opacity="100%" style:font-name="Calibri" style:text-underline-style="none" officeooo:rsid="0075c581" officeooo:paragraph-rsid="0075c581"/>
    </style:style>
    <style:style style:name="P24" style:family="paragraph" style:parent-style-name="Text_20_body">
      <style:paragraph-properties fo:text-align="start" style:justify-single-word="false"/>
      <style:text-properties fo:color="#000000" loext:opacity="100%" style:font-name="Calibri" style:text-underline-style="none" officeooo:rsid="0076d5af" officeooo:paragraph-rsid="00be2931"/>
    </style:style>
    <style:style style:name="P25" style:family="paragraph" style:parent-style-name="Text_20_body">
      <style:paragraph-properties fo:text-align="start" style:justify-single-word="false"/>
      <style:text-properties fo:color="#000000" loext:opacity="100%" style:font-name="Calibri" style:text-underline-style="none" officeooo:rsid="0076d5af" officeooo:paragraph-rsid="00bf3d52"/>
    </style:style>
    <style:style style:name="P26" style:family="paragraph" style:parent-style-name="Text_20_body" style:list-style-name="L2">
      <style:paragraph-properties fo:text-align="start" style:justify-single-word="false"/>
      <style:text-properties fo:color="#000000" loext:opacity="100%" style:font-name="Calibri" style:text-underline-style="none" officeooo:rsid="007b8a48" officeooo:paragraph-rsid="007b8a48"/>
    </style:style>
    <style:style style:name="P27" style:family="paragraph" style:parent-style-name="Text_20_body" style:list-style-name="L2">
      <style:paragraph-properties fo:text-align="start" style:justify-single-word="false"/>
      <style:text-properties fo:color="#000000" loext:opacity="100%" style:font-name="Calibri" style:text-underline-style="none" officeooo:rsid="007e9dbb" officeooo:paragraph-rsid="007e9dbb"/>
    </style:style>
    <style:style style:name="P28" style:family="paragraph" style:parent-style-name="Text_20_body">
      <style:paragraph-properties fo:text-align="start" style:justify-single-word="false"/>
      <style:text-properties fo:color="#000000" loext:opacity="100%" style:font-name="Calibri" style:text-underline-style="none" officeooo:rsid="0081a968" officeooo:paragraph-rsid="00ad2279"/>
    </style:style>
    <style:style style:name="P29" style:family="paragraph" style:parent-style-name="Text_20_body">
      <style:paragraph-properties fo:text-align="start" style:justify-single-word="false"/>
      <style:text-properties fo:color="#000000" loext:opacity="100%" style:font-name="Calibri" style:text-underline-style="none" officeooo:rsid="0081a968" officeooo:paragraph-rsid="00af1d8d"/>
    </style:style>
    <style:style style:name="P30" style:family="paragraph" style:parent-style-name="Text_20_body">
      <style:paragraph-properties fo:text-align="start" style:justify-single-word="false"/>
      <style:text-properties fo:color="#000000" loext:opacity="100%" style:font-name="Calibri" style:text-underline-style="none" officeooo:rsid="0081a968" officeooo:paragraph-rsid="00b025fd"/>
    </style:style>
    <style:style style:name="P31" style:family="paragraph" style:parent-style-name="Text_20_body">
      <style:paragraph-properties fo:text-align="start" style:justify-single-word="false"/>
      <style:text-properties fo:color="#000000" loext:opacity="100%" style:font-name="Calibri" style:text-underline-style="none" officeooo:rsid="0081a968" officeooo:paragraph-rsid="00b127b8"/>
    </style:style>
    <style:style style:name="P32" style:family="paragraph" style:parent-style-name="Text_20_body">
      <style:paragraph-properties fo:text-align="start" style:justify-single-word="false"/>
      <style:text-properties fo:color="#000000" loext:opacity="100%" style:font-name="Calibri" style:text-underline-style="none" officeooo:rsid="0081a968" officeooo:paragraph-rsid="00b25c18"/>
    </style:style>
    <style:style style:name="P33" style:family="paragraph" style:parent-style-name="Text_20_body">
      <style:paragraph-properties fo:text-align="start" style:justify-single-word="false"/>
      <style:text-properties fo:color="#000000" loext:opacity="100%" style:font-name="Calibri" style:text-underline-style="none" officeooo:rsid="0081a968" officeooo:paragraph-rsid="00b2c510"/>
    </style:style>
    <style:style style:name="P34" style:family="paragraph" style:parent-style-name="Text_20_body">
      <style:paragraph-properties fo:text-align="start" style:justify-single-word="false"/>
      <style:text-properties fo:color="#000000" loext:opacity="100%" style:font-name="Calibri" style:text-underline-style="none" fo:font-weight="normal" officeooo:rsid="0081a968" officeooo:paragraph-rsid="00afdd04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color="#000000" loext:opacity="100%" style:font-name="Calibri" fo:font-size="12pt" style:text-underline-style="none" officeooo:rsid="0081a968" officeooo:paragraph-rsid="00b4ab3b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fo:color="#000000" loext:opacity="100%" style:font-name="Calibri" fo:font-size="12pt" style:text-underline-style="none" officeooo:rsid="0081a968" officeooo:paragraph-rsid="00b61535" style:font-size-asian="12pt" style:font-size-complex="12pt"/>
    </style:style>
    <style:style style:name="P37" style:family="paragraph" style:parent-style-name="Text_20_body" style:list-style-name="L1">
      <style:paragraph-properties fo:text-align="start" style:justify-single-word="false"/>
      <style:text-properties officeooo:rsid="0068fb1e" officeooo:paragraph-rsid="006bec1a"/>
    </style:style>
    <style:style style:name="P38" style:family="paragraph" style:parent-style-name="Text_20_body">
      <style:paragraph-properties fo:text-align="start" style:justify-single-word="false"/>
      <style:text-properties officeooo:rsid="0068fb1e" officeooo:paragraph-rsid="006bec1a"/>
    </style:style>
    <style:style style:name="P39" style:family="paragraph" style:parent-style-name="Text_20_body" style:list-style-name="L1">
      <style:paragraph-properties fo:text-align="start" style:justify-single-word="false"/>
      <style:text-properties officeooo:rsid="006bec1a" officeooo:paragraph-rsid="00790da9"/>
    </style:style>
    <style:style style:name="P40" style:family="paragraph" style:parent-style-name="Text_20_body">
      <style:paragraph-properties fo:text-align="start" style:justify-single-word="false"/>
      <style:text-properties officeooo:rsid="006bec1a" officeooo:paragraph-rsid="00b685d6"/>
    </style:style>
    <style:style style:name="P41" style:family="paragraph" style:parent-style-name="Text_20_body">
      <style:paragraph-properties fo:text-align="start" style:justify-single-word="false"/>
      <style:text-properties fo:color="#5983b0" loext:opacity="100%" style:font-name="Calibri" style:text-underline-style="none" officeooo:rsid="00c0df79" officeooo:paragraph-rsid="00c0df79"/>
    </style:style>
    <style:style style:name="P42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Calibri" fo:font-size="12pt" style:text-underline-style="none" officeooo:rsid="0081a968" officeooo:paragraph-rsid="00b61535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style:text-underline-style="none" officeooo:rsid="0081a968" officeooo:paragraph-rsid="00b4ab3b" style:font-size-asian="12pt" style:font-size-complex="12pt"/>
    </style:style>
    <style:style style:name="P44" style:family="paragraph">
      <style:paragraph-properties fo:text-align="start"/>
    </style:style>
    <style:style style:name="P45" style:family="paragraph">
      <loext:graphic-properties draw:fill="none" draw:fill-color="#ffffff"/>
      <style:paragraph-properties fo:text-align="end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065d2df" style:font-size-asian="10pt" style:font-weight-asian="normal" style:font-size-complex="10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officeooo:rsid="0009125e"/>
    </style:style>
    <style:style style:name="T5" style:family="text">
      <style:text-properties officeooo:rsid="0035261c"/>
    </style:style>
    <style:style style:name="T6" style:family="text">
      <style:text-properties fo:color="#5983b0" loext:opacity="100%" style:font-name="Calibri" style:text-underline-style="solid" style:text-underline-width="auto" style:text-underline-color="font-color" officeooo:rsid="0003158d"/>
    </style:style>
    <style:style style:name="T7" style:family="text">
      <style:text-properties fo:color="#5983b0" loext:opacity="100%" style:font-name="Calibri" style:text-underline-style="solid" style:text-underline-width="auto" style:text-underline-color="font-color" officeooo:rsid="0017bf25"/>
    </style:style>
    <style:style style:name="T8" style:family="text">
      <style:text-properties fo:color="#5983b0" loext:opacity="100%" style:font-name="Calibri" style:text-underline-style="solid" style:text-underline-width="auto" style:text-underline-color="font-color" officeooo:rsid="00195f29"/>
    </style:style>
    <style:style style:name="T9" style:family="text">
      <style:text-properties fo:color="#5983b0" loext:opacity="100%" style:font-name="Calibri" style:text-underline-style="solid" style:text-underline-width="auto" style:text-underline-color="font-color" officeooo:rsid="00bd21f1"/>
    </style:style>
    <style:style style:name="T10" style:family="text">
      <style:text-properties fo:color="#5983b0" loext:opacity="100%" style:font-name="Calibri" fo:font-size="18.2000007629395pt" style:text-underline-style="solid" style:text-underline-width="auto" style:text-underline-color="font-color" fo:font-weight="bold" officeooo:rsid="00bd21f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1" style:family="text">
      <style:text-properties fo:color="#5983b0" loext:opacity="100%" style:font-name="Calibri" fo:font-size="18.2000007629395pt" style:text-underline-style="solid" style:text-underline-width="auto" style:text-underline-color="font-color" fo:font-weight="bold" officeooo:rsid="00c1b4a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2" style:family="text">
      <style:text-properties style:font-name="Calibri" style:text-underline-style="solid" style:text-underline-width="auto" style:text-underline-color="font-color"/>
    </style:style>
    <style:style style:name="T13" style:family="text">
      <style:text-properties style:font-name="Calibri" style:text-underline-style="solid" style:text-underline-width="auto" style:text-underline-color="font-color" officeooo:rsid="00195f29"/>
    </style:style>
    <style:style style:name="T14" style:family="text">
      <style:text-properties style:font-name="Calibri" style:text-underline-style="solid" style:text-underline-width="auto" style:text-underline-color="font-color" officeooo:rsid="005f7c5d"/>
    </style:style>
    <style:style style:name="T15" style:family="text">
      <style:text-properties style:font-name="Calibri" style:text-underline-style="none" officeooo:rsid="005f29bc"/>
    </style:style>
    <style:style style:name="T16" style:family="text">
      <style:text-properties fo:color="#000000" loext:opacity="100%" style:font-name="Calibri" style:text-underline-style="none"/>
    </style:style>
    <style:style style:name="T17" style:family="text">
      <style:text-properties fo:color="#000000" loext:opacity="100%" style:font-name="Calibri" style:text-underline-style="none" officeooo:rsid="00676aaa"/>
    </style:style>
    <style:style style:name="T18" style:family="text">
      <style:text-properties fo:color="#000000" loext:opacity="100%" style:font-name="Calibri" style:text-underline-style="none" officeooo:rsid="00790da9"/>
    </style:style>
    <style:style style:name="T19" style:family="text">
      <style:text-properties fo:color="#000000" loext:opacity="100%" style:font-name="Calibri" style:text-underline-style="none" officeooo:rsid="0090d614"/>
    </style:style>
    <style:style style:name="T20" style:family="text">
      <style:text-properties fo:color="#000000" loext:opacity="100%" style:font-name="Calibri" fo:font-size="12pt" style:text-underline-style="none" officeooo:rsid="0081a968" style:font-size-asian="12pt" style:font-size-complex="12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7c033f"/>
    </style:style>
    <style:style style:name="T23" style:family="text">
      <style:text-properties officeooo:rsid="006706a0"/>
    </style:style>
    <style:style style:name="T24" style:family="text">
      <style:text-properties officeooo:rsid="007ae75d"/>
    </style:style>
    <style:style style:name="T25" style:family="text">
      <style:text-properties officeooo:rsid="007b8a48"/>
    </style:style>
    <style:style style:name="T26" style:family="text">
      <style:text-properties officeooo:rsid="0081a968"/>
    </style:style>
    <style:style style:name="T27" style:family="text">
      <style:text-properties officeooo:rsid="0090d614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c9211e" loext:opacity="100%" fo:font-weight="bold" officeooo:rsid="009a34c6" style:font-weight-asian="bold" style:font-weight-complex="bold"/>
    </style:style>
    <style:style style:name="T30" style:family="text">
      <style:text-properties fo:color="#c9211e" loext:opacity="100%" fo:font-weight="bold" officeooo:rsid="009b6d5d" style:font-weight-asian="bold" style:font-weight-complex="bold"/>
    </style:style>
    <style:style style:name="T31" style:family="text">
      <style:text-properties fo:color="#c9211e" loext:opacity="100%" fo:font-weight="bold" officeooo:rsid="009ce5a5" style:font-weight-asian="bold" style:font-weight-complex="bold"/>
    </style:style>
    <style:style style:name="T32" style:family="text">
      <style:text-properties fo:color="#c9211e" loext:opacity="100%" fo:font-weight="bold" officeooo:rsid="00a58ca9" style:font-weight-asian="bold" style:font-weight-complex="bold"/>
    </style:style>
    <style:style style:name="T33" style:family="text">
      <style:text-properties fo:color="#c9211e" loext:opacity="100%" fo:font-weight="bold" officeooo:rsid="00a0326d" style:font-weight-asian="bold" style:font-weight-complex="bold"/>
    </style:style>
    <style:style style:name="T34" style:family="text">
      <style:text-properties fo:color="#c9211e" loext:opacity="100%" fo:font-weight="bold" officeooo:rsid="00a6f2e4" style:font-weight-asian="bold" style:font-weight-complex="bold"/>
    </style:style>
    <style:style style:name="T35" style:family="text">
      <style:text-properties fo:color="#c9211e" loext:opacity="100%" fo:font-weight="bold" officeooo:rsid="00a0d04a" style:font-weight-asian="bold" style:font-weight-complex="bold"/>
    </style:style>
    <style:style style:name="T36" style:family="text">
      <style:text-properties fo:color="#c9211e" loext:opacity="100%" officeooo:rsid="009e7cfd"/>
    </style:style>
    <style:style style:name="T37" style:family="text">
      <style:text-properties fo:color="#c9211e" loext:opacity="100%" officeooo:rsid="00a397b4"/>
    </style:style>
    <style:style style:name="T38" style:family="text">
      <style:text-properties fo:color="#c9211e" loext:opacity="100%" style:font-name="Calibri" style:text-underline-style="none" fo:font-weight="bold" officeooo:rsid="00a0ddb2" style:font-weight-asian="bold" style:font-weight-complex="bold"/>
    </style:style>
    <style:style style:name="T39" style:family="text">
      <style:text-properties fo:color="#c9211e" loext:opacity="100%" style:font-name="Calibri" style:text-underline-style="none" fo:font-weight="bold" officeooo:rsid="00a24f22" style:font-weight-asian="bold" style:font-weight-complex="bold"/>
    </style:style>
    <style:style style:name="T40" style:family="text">
      <style:text-properties fo:font-size="12pt" officeooo:rsid="0081a968" style:font-size-asian="12pt" style:font-size-complex="12pt"/>
    </style:style>
    <style:style style:name="T41" style:family="text">
      <style:text-properties officeooo:rsid="00bf6828"/>
    </style:style>
    <style:style style:name="T42" style:family="text">
      <style:text-properties fo:color="#3465a4" loext:opacity="100%" style:font-name="Calibri" fo:font-size="30pt" fo:background-color="transparent" style:font-size-asian="30pt" style:font-size-complex="30pt"/>
    </style:style>
    <style:style style:name="T43" style:family="text">
      <style:text-properties fo:color="#3465a4" loext:opacity="100%" style:font-name="Calibri" fo:font-size="12pt" fo:background-color="transparent" style:font-size-asian="12pt" style:font-size-complex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3">Nom </text:span>: <text:s text:c="5"/>……………………..<text:tab/><text:tab/><text:tab/> <text:s text:c="4"/><text:tab/> <text:s text:c="29"/><text:span text:style-name="T4">Classe : ………………...</text:span></text:p>
      <text:p text:style-name="P4">Prénom : ……………………..<text:tab/><text:tab/><text:tab/><text:tab/> <text:s text:c="27"/><text:span text:style-name="T5">Groupe : <text:s/></text:span><text:span text:style-name="T4">………………...</text:span></text:p>
      <text:h text:style-name="P5" text:outline-level="1"><draw:frame text:anchor-type="paragraph" draw:z-index="0" draw:name="Forme6_3" draw:style-name="gr1" draw:text-style-name="P45" svg:width="4.377cm" svg:height="1.295cm" svg:x="14.739cm" svg:y="1.993cm"><draw:text-box><text:p text:style-name="P44"><text:span text:style-name="T42">/</text:span><text:span text:style-name="T43"> 20 points</text:span></text:p></draw:text-box></draw:frame><text:span text:style-name="T6">Évaluation</text:span><text:span text:style-name="T7"> </text:span><text:span text:style-name="T8">(</text:span><text:span text:style-name="T10">3</text:span><text:span text:style-name="T11">5</text:span><text:span text:style-name="T8"> min)</text:span></text:h>
      <text:p text:style-name="P2"/>
      <text:p text:style-name="P41">N’oubliez pas de bien rédiger vos réponses.</text:p>
      <text:p text:style-name="P3"><text:span text:style-name="T15"/></text:p>
      <text:list xml:id="list1939449449" text:style-name="L1">
        <text:list-item>
          <text:p text:style-name="P20">Que se passe t-il <text:span text:style-name="T26">lorsqu’on brûle du carbone</text:span>? <text:span text:style-name="T29">(1pt)</text:span></text:p>
        </text:list-item>
      </text:list>
      <text:p text:style-name="P28">……………………………………………….……………………………………………….……………………………………………….…………………………………..</text:p>
      <text:p text:style-name="P28">……………………………………………….……………………………………………….……………………………………………….…………………………………..</text:p>
      <text:list xml:id="list143513409475214" text:continue-numbering="true" text:style-name="L1">
        <text:list-item>
          <text:p text:style-name="P20">À quoi sert le triangle du feu ? <text:span text:style-name="T30">(1pt)</text:span></text:p>
        </text:list-item>
      </text:list>
      <text:p text:style-name="P28">……………………………………………….……………………………………………….……………………………………………….…………………………………..</text:p>
      <text:p text:style-name="P28">……………………………………………….……………………………………………….……………………………………………….…………………………………..</text:p>
      <text:list xml:id="list143514409804181" text:continue-numbering="true" text:style-name="L1">
        <text:list-item>
          <text:p text:style-name="P20">Quels sont les trois côtés du triangle du feu ? <text:span text:style-name="T31">(1,5pt)</text:span></text:p>
        </text:list-item>
      </text:list>
      <text:p text:style-name="P29">……………………………………………….……………………………………………….……………………………………………….…………………………………..</text:p>
      <text:p text:style-name="P29">……………………………………………….……………………………………………….……………………………………………….…………………………………..</text:p>
      <text:list xml:id="list143513931305895" text:continue-numbering="true" text:style-name="L1">
        <text:list-item>
          <text:p text:style-name="P22">Citer<text:span text:style-name="T21"> deux dangers lors d’un incendie. </text:span><text:span text:style-name="T36">(</text:span><text:span text:style-name="T37">2</text:span><text:span text:style-name="T36">pt)</text:span></text:p>
        </text:list-item>
      </text:list>
      <text:p text:style-name="P34">……………………………………………….……………………………………………….……………………………………………….…………………………………..</text:p>
      <text:p text:style-name="P34">……………………………………………….……………………………………………….……………………………………………….…………………………………..</text:p>
      <text:list xml:id="list143514149769918" text:continue-numbering="true" text:style-name="L1">
        <text:list-item>
          <text:p text:style-name="P21">Qu’est-ce qu’une combustion incomplète ? <text:span text:style-name="T32">(1pt)</text:span></text:p>
        </text:list-item>
      </text:list>
      <text:p text:style-name="P30">……………………………………………….……………………………………………….……………………………………………….…………………………………..</text:p>
      <text:p text:style-name="P31">……………………………………………….……………………………………………….……………………………………………….…………………………………..</text:p>
      <text:list xml:id="list143513270480955" text:continue-numbering="true" text:style-name="L1">
        <text:list-item>
          <text:p text:style-name="P21">Quels sont ses dangers ? <text:span text:style-name="T33">(</text:span><text:span text:style-name="T34">1</text:span><text:span text:style-name="T33"> pt)</text:span></text:p>
        </text:list-item>
      </text:list>
      <text:p text:style-name="P32">……………………………………………….……………………………………………….……………………………………………….…………………………………..</text:p>
      <text:p text:style-name="P33">……………………………………………….……………………………………………….……………………………………………….…………………………………..</text:p>
      <text:list xml:id="list143512731042889" text:continue-numbering="true" text:style-name="L1">
        <text:list-item>
          <text:p text:style-name="P20">Pour chaque cas suivants, s’agit-il d’une transformation physique ou chimique ? <text:span text:style-name="T28">Justifier</text:span> d’une phrase. <text:span text:style-name="T35">(8pt)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2"/>
          </table:table-cell>
          <table:table-cell table:style-name="Tableau2.B1" office:value-type="string">
            <text:p text:style-name="P11">Transformation physique</text:p>
          </table:table-cell>
          <table:table-cell table:style-name="Tableau2.C1" office:value-type="string">
            <text:p text:style-name="P11">Transformation chimique</text:p>
          </table:table-cell>
          <table:table-cell table:style-name="Tableau2.D1" office:value-type="string">
            <text:p text:style-name="P11">Mélange</text:p>
          </table:table-cell>
          <table:table-cell table:style-name="Tableau2.E1" office:value-type="string">
            <text:p text:style-name="P7">Justification </text:p>
          </table:table-cell>
        </table:table-row>
        <table:table-row table:style-name="Tableau2.1">
          <table:table-cell table:style-name="Tableau2.A4" office:value-type="string">
            <text:p text:style-name="P13">Un cornet de glace qui fond</text:p>
          </table:table-cell>
          <table:table-cell table:style-name="Tableau2.B4" office:value-type="string">
            <text:p text:style-name="P8">x</text:p>
          </table:table-cell>
          <table:table-cell table:style-name="Tableau2.C4" office:value-type="string">
            <text:p text:style-name="P6"/>
          </table:table-cell>
          <table:table-cell table:style-name="Tableau2.D4" office:value-type="string">
            <text:p text:style-name="P6"/>
          </table:table-cell>
          <table:table-cell table:style-name="Tableau2.E4" office:value-type="string">
            <text:p text:style-name="P43">……………………………………………….……………………………………….</text:p>
            <text:p text:style-name="P35">……………………………………………….……………………………………….</text:p>
          </table:table-cell>
        </table:table-row>
        <table:table-row table:style-name="Tableau2.1">
          <table:table-cell table:style-name="Tableau2.A4" office:value-type="string">
            <text:p text:style-name="P14">Allumette qui brûle</text:p>
          </table:table-cell>
          <table:table-cell table:style-name="Tableau2.B4" office:value-type="string">
            <text:p text:style-name="P6"/>
          </table:table-cell>
          <table:table-cell table:style-name="Tableau2.C4" office:value-type="string">
            <text:p text:style-name="P9">x</text:p>
          </table:table-cell>
          <table:table-cell table:style-name="Tableau2.D4" office:value-type="string">
            <text:p text:style-name="P6"/>
          </table:table-cell>
          <table:table-cell table:style-name="Tableau2.E4" office:value-type="string">
            <text:p text:style-name="P42">……………………………………………….……………………………………….</text:p>
            <text:p text:style-name="P36">……………………………………………….……………………………………….</text:p>
          </table:table-cell>
        </table:table-row>
        <text:soft-page-break/>
        <table:table-row table:style-name="Tableau2.4">
          <table:table-cell table:style-name="Tableau2.A4" office:value-type="string">
            <text:p text:style-name="P16"><text:s/><text:span text:style-name="T22">Cachet </text:span></text:p>
            <text:p text:style-name="P16"><text:span text:style-name="T22">effervescent dans l’eau</text:span></text:p>
          </table:table-cell>
          <table:table-cell table:style-name="Tableau2.B4" office:value-type="string">
            <text:p text:style-name="P6"/>
          </table:table-cell>
          <table:table-cell table:style-name="Tableau2.C4" office:value-type="string">
            <text:p text:style-name="P6"/>
          </table:table-cell>
          <table:table-cell table:style-name="Tableau2.D4" office:value-type="string">
            <text:p text:style-name="P6"/>
          </table:table-cell>
          <table:table-cell table:style-name="Tableau2.E4" office:value-type="string">
            <text:p text:style-name="P36">……………………………………………….……………………………………….</text:p>
            <text:p text:style-name="P36">……………………………………………….……………………………………….</text:p>
          </table:table-cell>
        </table:table-row>
        <table:table-row table:style-name="Tableau2.1">
          <table:table-cell table:style-name="Tableau2.A5" office:value-type="string">
            <text:p text:style-name="P14">Eau qui bout</text:p>
          </table:table-cell>
          <table:table-cell table:style-name="Tableau2.B5" office:value-type="string">
            <text:p text:style-name="P6"/>
          </table:table-cell>
          <table:table-cell table:style-name="Tableau2.C5" office:value-type="string">
            <text:p text:style-name="P6"/>
          </table:table-cell>
          <table:table-cell table:style-name="Tableau2.D5" office:value-type="string">
            <text:p text:style-name="P6"/>
          </table:table-cell>
          <table:table-cell table:style-name="Tableau2.E5" office:value-type="string">
            <text:p text:style-name="P36">……………………………………………….……………………………………….</text:p>
            <text:p text:style-name="P36">……………………………………………….……………………………………….</text:p>
          </table:table-cell>
        </table:table-row>
        <table:table-row table:style-name="Tableau2.1">
          <table:table-cell table:style-name="Tableau2.A6" office:value-type="string">
            <text:p text:style-name="P14">Bateau qui rouille</text:p>
          </table:table-cell>
          <table:table-cell table:style-name="Tableau2.B6" office:value-type="string">
            <text:p text:style-name="P6"/>
          </table:table-cell>
          <table:table-cell table:style-name="Tableau2.C6" office:value-type="string">
            <text:p text:style-name="P6"/>
          </table:table-cell>
          <table:table-cell table:style-name="Tableau2.D6" office:value-type="string">
            <text:p text:style-name="P6"/>
          </table:table-cell>
          <table:table-cell table:style-name="Tableau2.E6" office:value-type="string">
            <text:p text:style-name="P36">……………………………………………….……………………………………….</text:p>
            <text:p text:style-name="P36">……………………………………………….……………………………………….</text:p>
          </table:table-cell>
        </table:table-row>
        <table:table-row table:style-name="Tableau2.1">
          <table:table-cell table:style-name="Tableau2.A7" office:value-type="string">
            <text:p text:style-name="P15"><text:s/><text:span text:style-name="T23">Sucre qui </text:span></text:p>
            <text:p text:style-name="P15"><text:span text:style-name="T23">caramélise</text:span></text:p>
          </table:table-cell>
          <table:table-cell table:style-name="Tableau2.B7" office:value-type="string">
            <text:p text:style-name="P6"/>
          </table:table-cell>
          <table:table-cell table:style-name="Tableau2.C7" office:value-type="string">
            <text:p text:style-name="P6"/>
          </table:table-cell>
          <table:table-cell table:style-name="Tableau2.D7" office:value-type="string">
            <text:p text:style-name="P6"/>
          </table:table-cell>
          <table:table-cell table:style-name="Tableau2.E7" office:value-type="string">
            <text:p text:style-name="P36">……………………………………………….……………………………………….</text:p>
            <text:p text:style-name="P36">……………………………………………….……………………………………….</text:p>
          </table:table-cell>
        </table:table-row>
        <table:table-row table:style-name="Tableau2.1">
          <table:table-cell table:style-name="Tableau2.A8" office:value-type="string">
            <text:p text:style-name="P17">Sirop de menthe <text:span text:style-name="T41">à l’eau</text:span></text:p>
          </table:table-cell>
          <table:table-cell table:style-name="Tableau2.B8" office:value-type="string">
            <text:p text:style-name="P6"/>
          </table:table-cell>
          <table:table-cell table:style-name="Tableau2.C8" office:value-type="string">
            <text:p text:style-name="P6"/>
          </table:table-cell>
          <table:table-cell table:style-name="Tableau2.D8" office:value-type="string">
            <text:p text:style-name="P6"/>
          </table:table-cell>
          <table:table-cell table:style-name="Tableau2.E8" office:value-type="string">
            <text:p text:style-name="P36">……………………………………………….……………………………………….</text:p>
            <text:p text:style-name="P36">……………………………………………….……………………………………….</text:p>
          </table:table-cell>
        </table:table-row>
        <table:table-row table:style-name="Tableau2.1">
          <table:table-cell table:style-name="Tableau2.A9" office:value-type="string">
            <text:p text:style-name="P18">Vitre qui se brise</text:p>
          </table:table-cell>
          <table:table-cell table:style-name="Tableau2.B9" office:value-type="string">
            <text:p text:style-name="P10">x</text:p>
          </table:table-cell>
          <table:table-cell table:style-name="Tableau2.C9" office:value-type="string">
            <text:p text:style-name="P6"/>
          </table:table-cell>
          <table:table-cell table:style-name="Tableau2.D9" office:value-type="string">
            <text:p text:style-name="P6"/>
          </table:table-cell>
          <table:table-cell table:style-name="Tableau2.E9" office:value-type="string">
            <text:p text:style-name="P36">……………………………………………….……………………………………….</text:p>
            <text:p text:style-name="P36">……………………………………………….……………………………………….</text:p>
          </table:table-cell>
        </table:table-row>
      </table:table>
      <text:p text:style-name="P38"><text:span text:style-name="T17"/></text:p>
      <text:list xml:id="list143512663111674" text:continue-numbering="true" text:style-name="L1">
        <text:list-item>
          <text:p text:style-name="P37"><text:span text:style-name="T17">D</text:span><text:span text:style-name="T16">ans les réactions suivantes, quels sont les produits, quels sont les réactifs ? </text:span><text:span text:style-name="T38">(3 pt)</text:span></text:p>
        </text:list-item>
      </text:list>
      <text:list xml:id="list3947945026" text:style-name="L2">
        <text:list-item>
          <text:p text:style-name="P23">Lors d’une combustion complète <text:span text:style-name="T24">de carbone</text:span>, du carbone et du dioxygène réagissent ensemble pour former du dioxyde de carbone.</text:p>
        </text:list-item>
      </text:list>
      <text:p text:style-name="P24">Réactifs : <text:span text:style-name="T40">……………………………………………….…………………</text:span>.<text:tab/>Produits : <text:span text:style-name="T40">……………………………………………….…………………</text:span></text:p>
      <text:list xml:id="list143512740078587" text:continue-numbering="true" text:style-name="L2">
        <text:list-item>
          <text:p text:style-name="P26">Lorsque l’on actionne un briquet, le butane du briquet réagit avec le dioxygène de l’air pour former du dioxyde de carbone et de l’eau.</text:p>
        </text:list-item>
      </text:list>
      <text:p text:style-name="P25">Réactifs : <text:span text:style-name="T40">……………………………………………….…………………</text:span>.<text:tab/>Produits : <text:span text:style-name="T40">……………………………………………….…………………</text:span></text:p>
      <text:list xml:id="list143514180248621" text:continue-numbering="true" text:style-name="L2">
        <text:list-item>
          <text:p text:style-name="P27">Lorsque l’on allume une bougie, la cire réagit avec le dioxygène pour former <text:span text:style-name="T25">du dioxyde de carbone et de l’eau.</text:span></text:p>
        </text:list-item>
      </text:list>
      <text:p text:style-name="P25"><text:span text:style-name="T27">Réactifs : </text:span><text:span text:style-name="T40">……………………………………………….…………………</text:span><text:span text:style-name="T27">.<text:tab/>Produits : </text:span><text:span text:style-name="T40">……………………………………………….…………………</text:span></text:p>
      <text:list xml:id="list143514645950022" text:continue-list="list143512663111674" text:style-name="L1">
        <text:list-item>
          <text:p text:style-name="P39"><text:span text:style-name="T16">Pour chacune des manières d’éteindre un incendie suivante : quel est le côté du triangle du feu concerné ? <text:tab/><text:tab/><text:tab/><text:tab/><text:tab/><text:tab/><text:tab/><text:tab/><text:tab/><text:tab/><text:tab/><text:tab/><text:tab/><text:tab/></text:span><text:span text:style-name="T39">(1,5 pt)</text:span></text:p>
        </text:list-item>
      </text:list>
      <text:p text:style-name="P40"><text:span text:style-name="T18">- Faire un contre-feu maîtrisé : </text:span><text:span text:style-name="T20">……………………………………………….…………………………………………………………………………………...</text:span></text:p>
      <text:p text:style-name="P40"><text:span text:style-name="T20">………………………………………………………………….………………………………………………………………….………………………………………………</text:span></text:p>
      <text:p text:style-name="P40"><text:span text:style-name="T18">- Jeter du sable sur le feu : </text:span><text:span text:style-name="T20">……………………………………………….……………………………………………………………………………………...….………………………………………………………………….………………………………………………………………….………………………………………………</text:span></text:p>
      <text:p text:style-name="P40"><text:span text:style-name="T18">- Jeter de l’eau sur un feu de bois : </text:span><text:span text:style-name="T20">……………………………………………….…………………………………………………………….……………….………………………………………………………………….………………………………………………………………….………………………………………………</text:span><text:span text:style-name="T18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57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style:font-name="Calibri" fo:font-family="Calibri" style:font-family-generic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alibri" fo:font-weight="bold" officeooo:rsid="00018f3b" officeooo:paragraph-rsid="005256f6" style:font-weight-asian="bold" style:font-weight-complex="bold"/>
    </style:style>
    <style:style style:name="M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MT2" style:family="text">
      <style:text-properties fo:font-size="10pt" fo:font-weight="normal" officeooo:rsid="0065d2df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Évaluation chapitre </text:span><text:span text:style-name="MT2">3</text:span><text:span text:style-name="MT1"><text:tab/><text:tab/><text:tab/><text:tab/></text:span><text:span text:style-name="MT1"><text:page-number text:select-page="current">1</text:page-number></text:span><text:span text:style-name="MT1">/</text:span><text:span text:style-name="MT1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15M55S</meta:editing-duration>
    <meta:editing-cycles>85</meta:editing-cycles>
    <meta:generator>LibreOffice/7.0.4.2$Linux_X86_64 LibreOffice_project/00$Build-2</meta:generator>
    <meta:creation-date>2021-01-10T12:18:31.180193766</meta:creation-date>
    <meta:initial-creator>J Cercy</meta:initial-creator>
    <dc:date>2021-01-10T14:35:12.345717863</dc:date>
    <dc:creator>J Cercy</dc:creator>
    <meta:document-statistic meta:table-count="1" meta:image-count="0" meta:object-count="0" meta:page-count="2" meta:paragraph-count="69" meta:word-count="315" meta:character-count="3584" meta:non-whitespace-character-count="3252"/>
    <meta:template xlink:type="simple" xlink:actuate="onRequest" xlink:title="evaluation_type" xlink:href="../../../../../../../../mes_ressources/document%20type/evaluation_type.ott" meta:date="2021-01-10T12:18:29.844572982"/>
  </office:meta>
</office:document-meta>
</file>